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00000003284892736F5FE16B3.png" manifest:media-type="image/png"/>
  <manifest:file-entry manifest:full-path="Pictures/100000000000014D00000057FD91101DC5BE6059.png" manifest:media-type="image/png"/>
  <manifest:file-entry manifest:full-path="Pictures/10000000000000AC0000005BFB8BE97E829CCB15.png" manifest:media-type="image/png"/>
  <manifest:file-entry manifest:full-path="Pictures/10000201000000A100000021A1FEF45345F2BCD1.png" manifest:media-type="image/png"/>
  <manifest:file-entry manifest:full-path="Pictures/10000000000000CD0000003FDCE564162318FAA6.png" manifest:media-type="image/png"/>
  <manifest:file-entry manifest:full-path="Pictures/10000201000000750000006A4D5323E193C5E9D3.png" manifest:media-type="image/png"/>
  <manifest:file-entry manifest:full-path="Pictures/100000000000019A000001385CDB7050E43CEB8D.png" manifest:media-type="image/png"/>
  <manifest:file-entry manifest:full-path="Pictures/100000000000019A0000008EEDE85E5EB028B1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78cm" svg:height="1.163cm" svg:x="2.4cm" svg:y="1.637cm">
          <draw:image xlink:href="Pictures/10000201000000A100000021A1FEF45345F2BCD1.png" xlink:type="simple" xlink:show="embed" xlink:actuate="onLoad">
            <text:p/>
          </draw:image>
        </draw:frame>
        <draw:frame draw:style-name="gr1" draw:text-style-name="P1" draw:layer="layout" svg:width="4.9cm" svg:height="1.505cm" svg:x="9.7cm" svg:y="1.5cm">
          <draw:image xlink:href="Pictures/10000000000000CD0000003FDCE564162318FAA6.png" xlink:type="simple" xlink:show="embed" xlink:actuate="onLoad">
            <text:p/>
          </draw:image>
        </draw:frame>
        <draw:line draw:style-name="gr2" draw:text-style-name="P2" draw:layer="layout" svg:x1="8.5cm" svg:y1="2.3cm" svg:x2="9.5cm" svg:y2="2.3cm">
          <text:p/>
        </draw:line>
        <draw:frame draw:style-name="gr1" draw:text-style-name="P1" draw:layer="layout" svg:width="1.963cm" svg:height="1.778cm" svg:x="16.337cm" svg:y="1.4cm">
          <draw:image xlink:href="Pictures/10000201000000750000006A4D5323E193C5E9D3.png" xlink:type="simple" xlink:show="embed" xlink:actuate="onLoad">
            <text:p/>
          </draw:image>
        </draw:frame>
        <draw:line draw:style-name="gr2" draw:text-style-name="P2" draw:layer="layout" svg:x1="14.8cm" svg:y1="2.3cm" svg:x2="15.8cm" svg:y2="2.3cm">
          <text:p/>
        </draw:line>
        <draw:frame draw:style-name="gr1" draw:text-style-name="P1" draw:layer="layout" svg:width="10.847cm" svg:height="3.756cm" svg:x="3.053cm" svg:y="4.9cm">
          <draw:image xlink:href="Pictures/100000000000019A0000008EEDE85E5EB028B14B.png" xlink:type="simple" xlink:show="embed" xlink:actuate="onLoad">
            <text:p/>
          </draw:image>
        </draw:frame>
        <draw:frame draw:style-name="gr1" draw:text-style-name="P1" draw:layer="layout" svg:width="7.244cm" svg:height="5.512cm" svg:x="16.856cm" svg:y="3.4cm">
          <draw:image xlink:href="Pictures/100000000000019A000001385CDB7050E43CEB8D.png" xlink:type="simple" xlink:show="embed" xlink:actuate="onLoad">
            <text:p/>
          </draw:image>
        </draw:frame>
        <draw:line draw:style-name="gr2" draw:text-style-name="P2" draw:layer="layout" svg:x1="15cm" svg:y1="6.6cm" svg:x2="16cm" svg:y2="6.6cm">
          <text:p/>
        </draw:line>
        <draw:frame draw:style-name="gr1" draw:text-style-name="P1" draw:layer="layout" svg:width="6.066cm" svg:height="3.208cm" svg:x="2.6cm" svg:y="9.7cm">
          <draw:image xlink:href="Pictures/10000000000000AC0000005BFB8BE97E829CCB15.png" xlink:type="simple" xlink:show="embed" xlink:actuate="onLoad">
            <text:p/>
          </draw:image>
        </draw:frame>
        <draw:frame draw:style-name="gr1" draw:text-style-name="P1" draw:layer="layout" svg:width="11.745cm" svg:height="3.067cm" svg:x="10.655cm" svg:y="9.8cm">
          <draw:image xlink:href="Pictures/100000000000014D00000057FD91101DC5BE6059.png" xlink:type="simple" xlink:show="embed" xlink:actuate="onLoad">
            <text:p/>
          </draw:image>
        </draw:frame>
        <draw:line draw:style-name="gr2" draw:text-style-name="P2" draw:layer="layout" svg:x1="9.1cm" svg:y1="11.5cm" svg:x2="10.1cm" svg:y2="11.5cm">
          <text:p/>
        </draw:line>
        <draw:frame draw:style-name="gr1" draw:text-style-name="P1" draw:layer="layout" svg:width="5.078cm" svg:height="1.762cm" svg:x="2.6cm" svg:y="14.5cm">
          <draw:image xlink:href="Pictures/10000000000000900000003284892736F5FE16B3.png" xlink:type="simple" xlink:show="embed" xlink:actuate="onLoad">
            <text:p/>
          </draw:image>
        </draw:frame>
        <draw:frame draw:style-name="gr3" draw:text-style-name="P4" draw:layer="layout" svg:width="1.3cm" svg:height="1.673cm" svg:x="1.1cm" svg:y="1.627cm">
          <draw:text-box>
            <text:p text:style-name="P3"><text:span text:style-name="T1">1.</text:span></text:p>
          </draw:text-box>
        </draw:frame>
        <draw:frame draw:style-name="gr3" draw:text-style-name="P4" draw:layer="layout" svg:width="1.3cm" svg:height="1.673cm" svg:x="1.1cm" svg:y="5.727cm">
          <draw:text-box>
            <text:p text:style-name="P3"><text:span text:style-name="T1">2.</text:span></text:p>
          </draw:text-box>
        </draw:frame>
        <draw:frame draw:style-name="gr3" draw:text-style-name="P4" draw:layer="layout" svg:width="1.3cm" svg:height="1.673cm" svg:x="1.1cm" svg:y="10.7cm">
          <draw:text-box>
            <text:p text:style-name="P3"><text:span text:style-name="T1">3.</text:span></text:p>
          </draw:text-box>
        </draw:frame>
        <draw:frame draw:style-name="gr3" draw:text-style-name="P4" draw:layer="layout" svg:width="1.3cm" svg:height="1.673cm" svg:x="1.1cm" svg:y="14.527cm">
          <draw:text-box>
            <text:p text:style-name="P3"><text:span text:style-name="T1">4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6:29:21.407445223</meta:creation-date>
    <dc:date>2019-10-27T16:42:44.195501666</dc:date>
    <meta:editing-duration>PT12M2S</meta:editing-duration>
    <meta:editing-cycles>4</meta:editing-cycles>
    <meta:generator>LibreOffice/5.2.7.2$Linux_X86_64 LibreOffice_project/20m0$Build-2</meta:generator>
    <meta:document-statistic meta:object-count="16"/>
  </office:meta>
</office:document-meta>
</file>